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 fo:font-weight="bold" style:font-weight-asian="bold" style:font-weight-complex="bold"/>
    </style:style>
    <style:style style:name="T3" style:family="text">
      <style:text-properties fo:font-family="Symbol" style:font-pitch="variable" style:font-charset="x-symbol" fo:font-weight="bold" style:font-weight-asian="bold" style:font-weight-complex="bold"/>
    </style:style>
    <style:style style:name="T4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5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6" style:family="text">
      <style:text-properties style:text-position="0% 100%" fo:font-family="Symbol" style:font-pitch="variable" style:font-charset="x-symbol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fo:font-family="Symbol" style:font-pitch="variable" style:font-charset="x-symbol"/>
    </style:style>
    <style:style style:name="T10" style:family="text">
      <style:text-properties style:text-position="-33% 58%"/>
    </style:style>
    <style:style style:name="T11" style:family="text">
      <style:text-properties style:text-position="33% 58%"/>
    </style:style>
    <style:style style:name="T12" style:family="text">
      <style:text-properties fo:font-family="'Century Schoolbook L'" style:font-family-generic="roman" style:font-pitch="variable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15cm" svg:y1="11.775cm" svg:x2="11.46cm" svg:y2="11.775cm">
          <text:p/>
        </draw:line>
        <draw:frame draw:style-name="gr2" draw:text-style-name="P2" draw:layer="layout" svg:width="2.306cm" svg:height="1.03cm" svg:x="3.528cm" svg:y="11.045cm">
          <draw:text-box>
            <text:p text:style-name="P2"><text:span text:style-name="T1">B (</text:span><text:span text:style-name="T2">2</text:span><text:span text:style-name="T3">P</text:span><text:span text:style-name="T1">)</text:span></text:p>
          </draw:text-box>
        </draw:frame>
        <draw:frame draw:style-name="gr2" draw:text-style-name="P2" draw:layer="layout" svg:width="2.272cm" svg:height="1.03cm" svg:x="3.528cm" svg:y="17.6cm">
          <draw:text-box>
            <text:p text:style-name="P2"><text:span text:style-name="T1">X (</text:span><text:span text:style-name="T2">2</text:span><text:span text:style-name="T3">P</text:span><text:span text:style-name="T1">)</text:span></text:p>
          </draw:text-box>
        </draw:frame>
        <draw:frame draw:style-name="gr2" draw:layer="layout" svg:width="2.034cm" svg:height="1.094cm" svg:x="11.709cm" svg:y="11.299cm">
          <draw:text-box>
            <text:p><text:span text:style-name="T4">v</text:span>' = 0</text:p>
          </draw:text-box>
        </draw:frame>
        <draw:line draw:style-name="gr1" draw:text-style-name="P1" draw:layer="layout" svg:x1="7.016cm" svg:y1="10.875cm" svg:x2="11.461cm" svg:y2="10.875cm">
          <text:p/>
        </draw:line>
        <draw:line draw:style-name="gr1" draw:text-style-name="P1" draw:layer="layout" svg:x1="7.017cm" svg:y1="10.075cm" svg:x2="11.462cm" svg:y2="10.075cm">
          <text:p/>
        </draw:line>
        <draw:frame draw:style-name="gr2" draw:text-style-name="P2" draw:layer="layout" svg:width="0.68cm" svg:height="2.384cm" svg:x="8.733cm" svg:y="7.691cm">
          <draw:text-box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</draw:text-box>
        </draw:frame>
        <draw:frame draw:style-name="gr2" draw:layer="layout" svg:width="2.034cm" svg:height="1.094cm" svg:x="11.709cm" svg:y="10.349cm">
          <draw:text-box>
            <text:p><text:span text:style-name="T4">v</text:span>' = 1</text:p>
          </draw:text-box>
        </draw:frame>
        <draw:frame draw:style-name="gr2" draw:layer="layout" svg:width="2.034cm" svg:height="1.094cm" svg:x="11.709cm" svg:y="9.587cm">
          <draw:text-box>
            <text:p><text:span text:style-name="T5">v</text:span>' = 2</text:p>
          </draw:text-box>
        </draw:frame>
        <draw:frame draw:style-name="gr2" draw:text-style-name="P2" draw:layer="layout" svg:width="2.196cm" svg:height="1.03cm" svg:x="3.528cm" svg:y="5.014cm">
          <draw:text-box>
            <text:p text:style-name="P2"><text:span text:style-name="T1">A (</text:span><text:span text:style-name="T2">2</text:span><text:span text:style-name="T6">S</text:span><text:span text:style-name="T1">)</text:span></text:p>
          </draw:text-box>
        </draw:frame>
        <draw:line draw:style-name="gr1" draw:text-style-name="P1" draw:layer="layout" svg:x1="7.015cm" svg:y1="5.775cm" svg:x2="11.46cm" svg:y2="5.775cm">
          <text:p/>
        </draw:line>
        <draw:frame draw:style-name="gr2" draw:layer="layout" svg:width="2.034cm" svg:height="1.094cm" svg:x="11.709cm" svg:y="5.299cm">
          <draw:text-box>
            <text:p><text:span text:style-name="T4">v</text:span>' = 0</text:p>
          </draw:text-box>
        </draw:frame>
        <draw:line draw:style-name="gr1" draw:text-style-name="P1" draw:layer="layout" svg:x1="7.016cm" svg:y1="4.875cm" svg:x2="11.461cm" svg:y2="4.875cm">
          <text:p/>
        </draw:line>
        <draw:line draw:style-name="gr1" draw:text-style-name="P1" draw:layer="layout" svg:x1="7.017cm" svg:y1="4.075cm" svg:x2="11.462cm" svg:y2="4.075cm">
          <text:p/>
        </draw:line>
        <draw:frame draw:style-name="gr2" draw:text-style-name="P2" draw:layer="layout" svg:width="0.68cm" svg:height="2.384cm" svg:x="8.733cm" svg:y="1.691cm">
          <draw:text-box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</draw:text-box>
        </draw:frame>
        <draw:frame draw:style-name="gr2" draw:layer="layout" svg:width="2.034cm" svg:height="1.094cm" svg:x="11.709cm" svg:y="4.349cm">
          <draw:text-box>
            <text:p><text:span text:style-name="T4">v</text:span>' = 1</text:p>
          </draw:text-box>
        </draw:frame>
        <draw:frame draw:style-name="gr2" draw:layer="layout" svg:width="2.034cm" svg:height="1.094cm" svg:x="11.709cm" svg:y="3.587cm">
          <draw:text-box>
            <text:p><text:span text:style-name="T5">v</text:span>' = 2</text:p>
          </draw:text-box>
        </draw:frame>
        <draw:line draw:style-name="gr1" draw:text-style-name="P1" draw:layer="layout" svg:x1="7.015cm" svg:y1="18.275cm" svg:x2="11.46cm" svg:y2="18.275cm">
          <text:p/>
        </draw:line>
        <draw:frame draw:style-name="gr2" draw:layer="layout" svg:width="2.157cm" svg:height="1.094cm" svg:x="11.709cm" svg:y="17.799cm">
          <draw:text-box>
            <text:p><text:span text:style-name="T4">v</text:span>'' = 0</text:p>
          </draw:text-box>
        </draw:frame>
        <draw:line draw:style-name="gr1" draw:text-style-name="P1" draw:layer="layout" svg:x1="7.016cm" svg:y1="17.375cm" svg:x2="11.461cm" svg:y2="17.375cm">
          <text:p/>
        </draw:line>
        <draw:line draw:style-name="gr1" draw:text-style-name="P1" draw:layer="layout" svg:x1="7.017cm" svg:y1="16.575cm" svg:x2="11.462cm" svg:y2="16.575cm">
          <text:p/>
        </draw:line>
        <draw:frame draw:style-name="gr2" draw:text-style-name="P2" draw:layer="layout" svg:width="0.68cm" svg:height="2.384cm" svg:x="8.733cm" svg:y="14.191cm">
          <draw:text-box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</draw:text-box>
        </draw:frame>
        <draw:frame draw:style-name="gr2" draw:layer="layout" svg:width="2.157cm" svg:height="1.094cm" svg:x="11.709cm" svg:y="16.849cm">
          <draw:text-box>
            <text:p><text:span text:style-name="T4">v</text:span>'' = 1</text:p>
          </draw:text-box>
        </draw:frame>
        <draw:frame draw:style-name="gr2" draw:layer="layout" svg:width="2.157cm" svg:height="1.094cm" svg:x="11.709cm" svg:y="16.087cm">
          <draw:text-box>
            <text:p><text:span text:style-name="T5">v</text:span>'' = 2</text:p>
          </draw:text-box>
        </draw:frame>
        <draw:frame draw:style-name="gr2" draw:layer="layout" svg:width="3.655cm" svg:height="1.114cm" svg:x="14.721cm" svg:y="4.319cm">
          <draw:text-box>
            <text:p><text:span text:style-name="T7">T</text:span><text:span text:style-name="T8">e</text:span> = 5.7 eV</text:p>
          </draw:text-box>
        </draw:frame>
        <draw:frame draw:style-name="gr2" draw:layer="layout" svg:width="3.655cm" svg:height="1.114cm" svg:x="14.722cm" svg:y="10.319cm">
          <draw:text-box>
            <text:p><text:span text:style-name="T7">T</text:span><text:span text:style-name="T8">e</text:span> = 5.5 eV</text:p>
          </draw:text-box>
        </draw:frame>
        <draw:line draw:style-name="gr3" draw:text-style-name="P1" draw:layer="layout" svg:x1="7.35cm" svg:y1="5.78cm" svg:x2="7.333cm" svg:y2="16.575cm">
          <text:p/>
        </draw:line>
        <draw:line draw:style-name="gr3" draw:text-style-name="P1" draw:layer="layout" svg:x1="7.681cm" svg:y1="5.781cm" svg:x2="7.59cm" svg:y2="17.375cm">
          <text:p/>
        </draw:line>
        <draw:line draw:style-name="gr3" draw:text-style-name="P1" draw:layer="layout" svg:x1="7.976cm" svg:y1="5.781cm" svg:x2="7.862cm" svg:y2="18.275cm">
          <text:p/>
        </draw:line>
        <draw:line draw:style-name="gr3" draw:text-style-name="P1" draw:layer="layout" svg:x1="9.851cm" svg:y1="11.757cm" svg:x2="9.851cm" svg:y2="16.575cm">
          <text:p/>
        </draw:line>
        <draw:line draw:style-name="gr3" draw:text-style-name="P1" draw:layer="layout" svg:x1="10.251cm" svg:y1="11.757cm" svg:x2="10.251cm" svg:y2="17.375cm">
          <text:p/>
        </draw:line>
        <draw:line draw:style-name="gr3" draw:text-style-name="P1" draw:layer="layout" svg:x1="10.681cm" svg:y1="11.757cm" svg:x2="10.657cm" svg:y2="18.275cm">
          <text:p/>
        </draw:line>
        <draw:frame draw:style-name="gr2" draw:layer="layout" svg:width="4.625cm" svg:height="2.966cm" svg:x="14.317cm" svg:y="15.893cm">
          <draw:text-box>
            <text:p><text:span text:style-name="T9">w</text:span><text:span text:style-name="T10">e</text:span> = 1900 cm<text:span text:style-name="T11">-1</text:span></text:p>
            <text:p><text:span text:style-name="T9">w</text:span><text:span text:style-name="T10">e</text:span><text:span text:style-name="T12">x</text:span><text:span text:style-name="T10">e</text:span> = 14 cm<text:span text:style-name="T11">-1</text:span></text:p>
            <text:p><text:span text:style-name="T7"><text:s text:c="2"/></text:span><text:span text:style-name="T7">R</text:span><text:span text:style-name="T8">e</text:span> = 2.3 <text:span text:style-name="T13">Å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11-01-06T13:54:26</meta:creation-date>
    <meta:generator>OpenOffice.org/3.3$Linux OpenOffice.org_project/330m18$Build-9556</meta:generator>
    <dc:date>2011-01-06T16:16:21</dc:date>
    <dc:creator>Jussi Eloranta</dc:creator>
    <meta:editing-duration>PT2H21M55S</meta:editing-duration>
    <meta:editing-cycles>12</meta:editing-cycles>
    <meta:document-statistic meta:object-count="33"/>
  </office:meta>
</office:document-meta>
</file>